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15364620471816903"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
                            <text:list-item>
                              <text:p text:style-name="P1">principe communication anneau</text:p>
                              <text:list>
                                <text:list-item>
                                  <text:p text:style-name="P1">un jeton tourne en permanence dans l'anneau, chaque ordi peut s'en saisir et voir s'il y a un message pour lui ou déposer un message.</text:p>
                                </text:list-item>
                                <text:list-item>
                                  <text:p text:style-name="P1">pas compris tout : jeton = un message max ou le jeton contient x messages et n'importe qui peut en rajouter ou en lire tant qu'il veut ?</text:p>
                                </text:list-item>
                              </text:list>
                            </text:list-item>
                            <text:list-item>
                              <text:p text:style-name="P1">possibilité brancher infinité machines ? : analogue aux bus</text:p>
                            </text:list-item>
                            <text:list-item>
                              <text:p text:style-name="P1">possibilité longeur infinie ? : analogue aux bus</text:p>
                            </text:list-item>
                          </text:list>
                        </text:list-item>
                        <text:list-item>
                          <text:p text:style-name="P1">de l'étoile</text:p>
                          <text:list>
                            <text:list-item>
                              <text:p text:style-name="P1">principe communication étoile : une machine centrale vers qui les messages sont envoyés et qui les renvoient aux bons destinataires</text:p>
                            </text:list-item>
                            <text:list-item>
                              <text:p text:style-name="P1">note perso : c'est un switch qui gère tout ça</text:p>
                            </text:list-item>
                            <text:list-item>
                              <text:p text:style-name="P1">possibilité brancher infinité machines ? En théorie oui mais limité par capacités switch</text:p>
                            </text:list-item>
                            <text:list-item>
                              <text:p text:style-name="P1">possibilité longeur infinie ? Oui, brancher les switch entre eux alors, faire plusieurs sous réseaux</text:p>
                            </text:list-item>
                          </text:list>
                        </text:list-item>
                        <text:list-item>
                          <text:p text:style-name="P1">quelle topologie utiliser ?</text:p>
                          <text:list>
                            <text:list-item>
                              <text:p text:style-name="P1">utiliser les réseaux en étoile car plus étendus, les réseaux en bus et en anneau sont en voie de disparition</text:p>
                            </text:list-item>
                          </text:list>
                        </text:list-item>
                      </text:list>
                    </text:list-item>
                    <text:list-item>
                      <text:p text:style-name="P1">le CSMA/CD</text:p>
                      <text:list>
                        <text:list-item>
                          <text:p text:style-name="P1">sur un bus, lorsque deux ordis essaient de parler en même temps, il y a supperposition des deux infos : comme un ou binaire, 1+1=1 1+0=0 0+0=0</text:p>
                        </text:list-item>
                        <text:list-item>
                          <text:p text:style-name="P1">ça s'appelle une collision</text:p>
                        </text:list-item>
                        <text:list-item>
                          <text:p text:style-name="P1">on ne sait pas empêcher les collisions</text:p>
                        </text:list-item>
                        <text:list-item>
                          <text:p text:style-name="P1">CSMA/CD sert à les limiter</text:p>
                        </text:list-item>
                        <text:list-item>
                          <text:p text:style-name="P1">met règles de communication en place si on veut parler</text:p>
                          <text:list>
                            <text:list-item>
                              <text:p text:style-name="P1">écouter sur le réseau qu'aucune communication soit en cours</text:p>
                            </text:list-item>
                            <text:list-item>
                              <text:p text:style-name="P1">si c'est silencieux, parler</text:p>
                            </text:list-item>
                            <text:list-item>
                              <text:p text:style-name="P1">si quelqu'un a parlé en même temps, se taire et attendre un temps aléatoire avant de reparler</text:p>
                            </text:list-item>
                          </text:list>
                        </text:list-item>
                      </text:list>
                    </text:list-item>
                  </text:list>
                </text:list-item>
                <text:list-item>
                  <text:p text:style-name="P1">perso</text:p>
                  <text:list>
                    <text:list-item>
                      <text:p text:style-name="P1">différence hub switch :</text:p>
                      <text:list>
                        <text:list-item>
                          <text:p text:style-name="P1">hub : vieux, pas sécurisé, envoie données en tas à tout le monde, peut marcher que pour réseaux locaux, interdit de communiquer direcement avec internet</text:p>
                        </text:list-item>
                        <text:list-item>
                          <text:p text:style-name="P1">switch : plus récent, plus sécurisé, peut connecter parfois des milliers de machines, peut communiquer directement avec internet</text:p>
                        </text:list-item>
                        <text:list-item>
                          <text:p text:style-name="P1">pas tout compris : je crois encore utile pour réseau locaux mais j'ai cru comprendre qu'on peut le remplacer par un switch...</text:p>
                        </text:list-item>
                      </text:list>
                    </text:list-item>
                  </text:list>
                </text:list-item>
              </text:list>
            </text:list-item>
            <text:list-item>
              <text:p text:style-name="P1">faire communiquer les machines entre elles : couche 2</text:p>
              <text:list>
                <text:list-item>
                  <text:p text:style-name="P1">la couche 2, ses rôles</text:p>
                  <text:list>
                    <text:list-item>
                      <text:p text:style-name="P1"><text:soft-page-break/>fait communiquer des machines connectées entre elles sur un réseau locale</text:p>
                    </text:list-item>
                    <text:list-item>
                      <text:p text:style-name="P1">détecte les erreurs de transmission (et reste passive)</text:p>
                    </text:list-item>
                  </text:list>
                </text:list-item>
                <text:list-item>
                  <text:p text:style-name="P1">un identifiant : l'adresse MAC</text:p>
                  <text:list>
                    <text:list-item>
                      <text:p text:style-name="P1">on identifie les machines pour qu'elles puissent avoir "des conversations privées" (pour que les autres ne puissent pas lire si le message ne leur est pas adressé)</text:p>
                    </text:list-item>
                    <text:list-item>
                      <text:p text:style-name="P1">qu'est ce qui permet de les identifier ?</text:p>
                      <text:list>
                        <text:list-item>
                          <text:p text:style-name="P1">l'adresse MAC</text:p>
                        </text:list-item>
                        <text:list-item>
                          <text:p text:style-name="P1">adresse de la carte réseau, ce n'est pas réellement l'identifiant sur internet mais juste en terme de réseau locale</text:p>
                        </text:list-item>
                      </text:list>
                    </text:list-item>
                    <text:list-item>
                      <text:p text:style-name="P1">notation de l'adresse MAC</text:p>
                      <text:list>
                        <text:list-item>
                          <text:p text:style-name="P1">codage de l'adresse MAC</text:p>
                          <text:list>
                            <text:list-item>
                              <text:p text:style-name="P1">syntaxe</text:p>
                              <text:list>
                                <text:list-item>
                                  <text:p text:style-name="P1">une adresse MAC s'écrit en hexadécimal</text:p>
                                </text:list-item>
                                <text:list-item>
                                  <text:p text:style-name="P1">elle tient sur 6 octets</text:p>
                                </text:list-item>
                                <text:list-item>
                                  <text:p text:style-name="P1">chaque octet séparé par ":"</text:p>
                                </text:list-item>
                                <text:list-item>
                                  <text:p text:style-name="P1">ex : a5:f0:01:dd;cb:91</text:p>
                                </text:list-item>
                              </text:list>
                            </text:list-item>
                            <text:list-item>
                              <text:p text:style-name="P1"/>
                            </text:list-item>
                          </text:list>
                        </text:list-item>
                        <text:list-item>
                          <text:p text:style-name="P1">trucs et astuces</text:p>
                        </text:list-item>
                        <text:list-item>
                          <text:p text:style-name="P1">une adresse mac spéciale</text:p>
                        </text:list-item>
                      </text:list>
                    </text:list-item>
                  </text:list>
                </text:list-item>
                <text:list-item>
                  <text:p text:style-name="P1">un protocole : ethernet</text:p>
                </text:list-item>
              </text:list>
            </text:list-item>
            <text:list-item>
              <text:p text:style-name="P1">le matériel de couche 2 : le commutateur</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8T18:18:19</dc:date>
    <dc:creator>yjfjyf jjku</dc:creator>
    <meta:editing-duration>PT7H2M44S</meta:editing-duration>
    <meta:editing-cycles>181</meta:editing-cycles>
    <meta:generator>OpenOffice/4.0.0$Unix OpenOffice.org_project/400m3$Build-9702</meta:generator>
    <meta:document-statistic meta:table-count="0" meta:image-count="0" meta:object-count="0" meta:page-count="7" meta:paragraph-count="280" meta:word-count="2326" meta:character-count="11997"/>
  </office:meta>
</office:document-meta>
</file>